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xercicio1" table:style-name="ta1">
        <table:shapes>
          <draw:frame draw:z-index="0" draw:style-name="gr1" draw:text-style-name="P1" svg:width="159.99mm" svg:height="89.99mm" svg:x="90.32mm" svg:y="0.01mm">
            <draw:object draw:notify-on-update-of-ranges="Exercicio1.A3:Exercicio1.A13 Exercicio1.C2:Exercicio1.C2 Exercicio1.C3:Exercicio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90.32mm" svg:y="94.87mm">
            <draw:object draw:notify-on-update-of-ranges="Exercicio1.A24:Exercicio1.A34 Exercicio1.C23:Exercicio1.C23 Exercicio1.C24:Exercicio1.C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90.32mm" svg:y="189.73mm">
            <draw:object draw:notify-on-update-of-ranges="Exercicio1.A45:Exercicio1.A55 Exercicio1.C44:Exercicio1.C44 Exercicio1.C45:Exercicio1.C5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oma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olução</text:p>
          </table:table-cell>
          <table:table-cell table:style-name="ce1" office:value-type="string" calcext:value-type="string">
            <text:p>temp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number-rows-repeated="8">
          <table:table-cell table:number-columns-repeated="3"/>
        </table:table-row>
        <table:table-row table:style-name="ro1">
          <table:table-cell office:value-type="string" calcext:value-type="string">
            <text:p>Soma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olução</text:p>
          </table:table-cell>
          <table:table-cell table:style-name="ce1" office:value-type="string" calcext:value-type="string">
            <text:p>temp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number-rows-repeated="8">
          <table:table-cell table:number-columns-repeated="3"/>
        </table:table-row>
        <table:table-row table:style-name="ro1">
          <table:table-cell office:value-type="string" calcext:value-type="string">
            <text:p>Soma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olução</text:p>
          </table:table-cell>
          <table:table-cell table:style-name="ce1" office:value-type="string" calcext:value-type="string">
            <text:p>temp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 style:data-style-name="N2" text:time-value="14:20:35.01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11:45:02.682000000</meta:creation-date>
    <dc:date>2019-08-14T14:21:30.382000000</dc:date>
    <meta:editing-duration>PT3H52M1S</meta:editing-duration>
    <meta:editing-cycles>25</meta:editing-cycles>
    <meta:generator>LibreOffice/6.1.5.2$Windows_X86_64 LibreOffice_project/90f8dcf33c87b3705e78202e3df5142b201bd805</meta:generator>
    <meta:document-statistic meta:table-count="1" meta:cell-count="4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879cm" svg:y="0.315cm" chart:style-name="ch2">
          <text:p>Crescimento do tempo em função do tamanho do problema</text:p>
        </chart:title>
        <chart:plot-area chart:style-name="ch3" table:cell-range-address="Exercicio1.A3:Exercicio1.A13 Exercicio1.C2:Exercicio1.C13" chart:data-source-has-labels="both" svg:x="1.311cm" svg:y="1.28cm" svg:width="14.369cm" svg:height="6.579cm">
          <chartooo:coordinate-region svg:x="1.753cm" svg:y="1.477cm" svg:width="13.449cm" svg:height="5.74cm"/>
          <chart:axis chart:dimension="x" chart:name="primary-x" chart:style-name="ch4" chartooo:axis-type="auto">
            <chartooo:date-scale/>
            <chart:title svg:x="8.348cm" svg:y="8.039cm" chart:style-name="ch5">
              <text:p>n</text:p>
            </chart:title>
            <chart:categories table:cell-range-address="Exercicio1.A3:Exercicio1.A13"/>
          </chart:axis>
          <chart:axis chart:dimension="y" chart:name="primary-y" chart:style-name="ch6">
            <chart:title svg:x="0.451cm" svg:y="5.071cm" chart:style-name="ch7">
              <text:p>tempo</text:p>
            </chart:title>
            <chart:grid chart:style-name="ch8" chart:class="major"/>
          </chart:axis>
          <chart:series chart:style-name="ch9" chart:values-cell-range-address="Exercicio1.C3:Exercicio1.C13" chart:label-cell-address="Exercicio1.C2:Exercicio1.C2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</text:p>
                <draw:g>
                  <svg:desc>Exercicio1.C2:Exercicio1.C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xercicio1.A3:Exercicio1.A13</svg:desc>
                </draw:g>
              </table:table-cell>
              <table:table-cell office:value-type="float" office:value="NaN">
                <text:p>NaN</text:p>
                <draw:g>
                  <svg:desc>Exercicio1.C3:Exercicio1.C1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879cm" svg:y="0.315cm" chart:style-name="ch2">
          <text:p>Crescimento do tempo em função do tamanho do problema</text:p>
        </chart:title>
        <chart:plot-area chart:style-name="ch3" table:cell-range-address="Exercicio1.A24:Exercicio1.A34 Exercicio1.C23:Exercicio1.C34" chart:data-source-has-labels="both" svg:x="1.311cm" svg:y="1.28cm" svg:width="14.369cm" svg:height="6.579cm">
          <chartooo:coordinate-region svg:x="1.753cm" svg:y="1.477cm" svg:width="13.449cm" svg:height="5.74cm"/>
          <chart:axis chart:dimension="x" chart:name="primary-x" chart:style-name="ch4" chartooo:axis-type="auto">
            <chartooo:date-scale/>
            <chart:title svg:x="8.348cm" svg:y="8.039cm" chart:style-name="ch5">
              <text:p>n</text:p>
            </chart:title>
            <chart:categories table:cell-range-address="Exercicio1.A24:Exercicio1.A34"/>
          </chart:axis>
          <chart:axis chart:dimension="y" chart:name="primary-y" chart:style-name="ch6">
            <chart:title svg:x="0.451cm" svg:y="5.071cm" chart:style-name="ch7">
              <text:p>tempo</text:p>
            </chart:title>
            <chart:grid chart:style-name="ch8" chart:class="major"/>
          </chart:axis>
          <chart:series chart:style-name="ch9" chart:values-cell-range-address="Exercicio1.C24:Exercicio1.C34" chart:label-cell-address="Exercicio1.C23:Exercicio1.C23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</text:p>
                <draw:g>
                  <svg:desc>Exercicio1.C23:Exercicio1.C2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xercicio1.A24:Exercicio1.A34</svg:desc>
                </draw:g>
              </table:table-cell>
              <table:table-cell office:value-type="float" office:value="NaN">
                <text:p>NaN</text:p>
                <draw:g>
                  <svg:desc>Exercicio1.C24:Exercicio1.C3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0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879cm" svg:y="0.315cm" chart:style-name="ch2">
          <text:p>Crescimento do tempo em função do tamanho do problema</text:p>
        </chart:title>
        <chart:plot-area chart:style-name="ch3" table:cell-range-address="Exercicio1.A45:Exercicio1.A55 Exercicio1.C44:Exercicio1.C55" chart:data-source-has-labels="both" svg:x="1.311cm" svg:y="1.28cm" svg:width="14.369cm" svg:height="6.579cm">
          <chartooo:coordinate-region svg:x="1.753cm" svg:y="1.477cm" svg:width="13.449cm" svg:height="5.74cm"/>
          <chart:axis chart:dimension="x" chart:name="primary-x" chart:style-name="ch4" chartooo:axis-type="auto">
            <chartooo:date-scale/>
            <chart:title svg:x="8.348cm" svg:y="8.039cm" chart:style-name="ch5">
              <text:p>n</text:p>
            </chart:title>
            <chart:categories table:cell-range-address="Exercicio1.A45:Exercicio1.A55"/>
          </chart:axis>
          <chart:axis chart:dimension="y" chart:name="primary-y" chart:style-name="ch6">
            <chart:title svg:x="0.451cm" svg:y="5.071cm" chart:style-name="ch7">
              <text:p>tempo</text:p>
            </chart:title>
            <chart:grid chart:style-name="ch8" chart:class="major"/>
          </chart:axis>
          <chart:series chart:style-name="ch9" chart:values-cell-range-address="Exercicio1.C45:Exercicio1.C55" chart:label-cell-address="Exercicio1.C44:Exercicio1.C44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</text:p>
                <draw:g>
                  <svg:desc>Exercicio1.C44:Exercicio1.C4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xercicio1.A45:Exercicio1.A55</svg:desc>
                </draw:g>
              </table:table-cell>
              <table:table-cell office:value-type="float" office:value="NaN">
                <text:p>NaN</text:p>
                <draw:g>
                  <svg:desc>Exercicio1.C45:Exercicio1.C5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